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officeooo:rsid="000bd00a" officeooo:paragraph-rsid="000bd00a"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officeooo:rsid="000eaad0" officeooo:paragraph-rsid="000eaad0" style:font-weight-asian="bold" style:font-weight-complex="bold"/>
    </style:style>
    <style:style style:name="P3" style:family="paragraph" style:parent-style-name="Standard">
      <style:paragraph-properties fo:line-height="150%"/>
      <style:text-properties style:text-underline-style="solid" style:text-underline-width="auto" style:text-underline-color="font-color" fo:font-weight="bold" officeooo:rsid="0010951b" officeooo:paragraph-rsid="0010951b" style:font-weight-asian="bold" style:font-weight-complex="bold"/>
    </style:style>
    <style:style style:name="P4" style:family="paragraph" style:parent-style-name="Standard">
      <style:paragraph-properties fo:line-height="150%"/>
      <style:text-properties style:text-underline-style="solid" style:text-underline-width="auto" style:text-underline-color="font-color" fo:font-weight="bold" officeooo:rsid="0011ea49" officeooo:paragraph-rsid="0011ea49" style:font-weight-asian="bold" style:font-weight-complex="bold"/>
    </style:style>
    <style:style style:name="P5" style:family="paragraph" style:parent-style-name="Standard">
      <style:paragraph-properties fo:line-height="150%"/>
      <style:text-properties style:text-underline-style="solid" style:text-underline-width="auto" style:text-underline-color="font-color" fo:font-weight="bold" officeooo:rsid="0015512b" officeooo:paragraph-rsid="0015512b" style:font-weight-asian="bold" style:font-weight-complex="bold"/>
    </style:style>
    <style:style style:name="P6" style:family="paragraph" style:parent-style-name="Standard">
      <style:paragraph-properties fo:line-height="150%"/>
      <style:text-properties style:text-underline-style="solid" style:text-underline-width="auto" style:text-underline-color="font-color" fo:font-weight="normal" officeooo:rsid="0011ea49" officeooo:paragraph-rsid="0011ea49" style:font-weight-asian="normal" style:font-weight-complex="normal"/>
    </style:style>
    <style:style style:name="P7" style:family="paragraph" style:parent-style-name="Standard">
      <style:paragraph-properties fo:line-height="150%"/>
      <style:text-properties style:text-underline-style="solid" style:text-underline-width="auto" style:text-underline-color="font-color" fo:font-weight="normal" officeooo:rsid="0012e64d" officeooo:paragraph-rsid="0012e64d" style:font-weight-asian="normal" style:font-weight-complex="normal"/>
    </style:style>
    <style:style style:name="P8" style:family="paragraph" style:parent-style-name="Standard">
      <style:paragraph-properties fo:line-height="150%"/>
      <style:text-properties style:text-underline-style="none" fo:font-weight="normal" officeooo:rsid="000bd00a" officeooo:paragraph-rsid="000bd00a" style:font-weight-asian="normal" style:font-weight-complex="normal"/>
    </style:style>
    <style:style style:name="P9" style:family="paragraph" style:parent-style-name="Standard">
      <style:paragraph-properties fo:line-height="150%"/>
      <style:text-properties style:text-underline-style="none" fo:font-weight="normal" officeooo:rsid="0015512b" officeooo:paragraph-rsid="0015512b" style:font-weight-asian="normal" style:font-weight-complex="normal"/>
    </style:style>
    <style:style style:name="P10" style:family="paragraph" style:parent-style-name="Standard">
      <style:paragraph-properties fo:line-height="150%"/>
      <style:text-properties style:text-underline-style="none" fo:font-weight="normal" officeooo:rsid="001609c8" officeooo:paragraph-rsid="001609c8" style:font-weight-asian="normal" style:font-weight-complex="normal"/>
    </style:style>
    <style:style style:name="P11" style:family="paragraph" style:parent-style-name="Standard">
      <style:paragraph-properties fo:line-height="150%"/>
      <style:text-properties style:text-underline-style="none" fo:font-weight="normal" officeooo:rsid="00182126" officeooo:paragraph-rsid="00182126" style:font-weight-asian="normal" style:font-weight-complex="normal"/>
    </style:style>
    <style:style style:name="P12" style:family="paragraph" style:parent-style-name="Standard">
      <style:paragraph-properties fo:line-height="150%"/>
      <style:text-properties style:text-underline-style="none" fo:font-weight="normal" officeooo:rsid="001b79e4" officeooo:paragraph-rsid="001b79e4" style:font-weight-asian="normal" style:font-weight-complex="normal"/>
    </style:style>
    <style:style style:name="P13" style:family="paragraph" style:parent-style-name="Standard">
      <style:paragraph-properties fo:line-height="150%"/>
      <style:text-properties style:text-underline-style="none" fo:font-weight="normal" officeooo:rsid="001c5348" officeooo:paragraph-rsid="001c5348" style:font-weight-asian="normal" style:font-weight-complex="normal"/>
    </style:style>
    <style:style style:name="P14" style:family="paragraph" style:parent-style-name="Standard">
      <style:paragraph-properties fo:line-height="150%"/>
      <style:text-properties style:text-underline-style="none" fo:font-weight="normal" officeooo:rsid="001e4904" officeooo:paragraph-rsid="001e4904" style:font-weight-asian="normal" style:font-weight-complex="normal"/>
    </style:style>
    <style:style style:name="P15" style:family="paragraph" style:parent-style-name="Standard">
      <style:paragraph-properties fo:line-height="150%"/>
      <style:text-properties style:text-underline-style="none" fo:font-weight="normal" officeooo:rsid="001fabdc" officeooo:paragraph-rsid="001fabdc" style:font-weight-asian="normal" style:font-weight-complex="normal"/>
    </style:style>
    <style:style style:name="P16" style:family="paragraph" style:parent-style-name="Standard" style:list-style-name="L1">
      <style:paragraph-properties fo:line-height="150%"/>
      <style:text-properties style:text-underline-style="solid" style:text-underline-width="auto" style:text-underline-color="font-color" officeooo:paragraph-rsid="000d81df"/>
    </style:style>
    <style:style style:name="P17" style:family="paragraph" style:parent-style-name="Standard">
      <style:paragraph-properties fo:line-height="150%"/>
      <style:text-properties style:text-underline-style="solid" style:text-underline-width="auto" style:text-underline-color="font-color" fo:font-weight="normal" officeooo:rsid="002017b2" officeooo:paragraph-rsid="002017b2" style:font-weight-asian="normal" style:font-weight-complex="normal"/>
    </style:style>
    <style:style style:name="P18" style:family="paragraph" style:parent-style-name="Standard" style:list-style-name="L1">
      <style:paragraph-properties fo:line-height="150%"/>
      <style:text-properties style:text-underline-style="none" fo:font-weight="normal" officeooo:rsid="000d81df" officeooo:paragraph-rsid="000d81df" style:font-weight-asian="normal" style:font-weight-complex="normal"/>
    </style:style>
    <style:style style:name="P19" style:family="paragraph" style:parent-style-name="Standard">
      <style:paragraph-properties fo:line-height="150%"/>
      <style:text-properties style:text-underline-style="none" fo:font-weight="normal" officeooo:rsid="000bd00a" officeooo:paragraph-rsid="000d81df" style:font-weight-asian="normal" style:font-weight-complex="normal"/>
    </style:style>
    <style:style style:name="P20" style:family="paragraph" style:parent-style-name="Standard">
      <style:paragraph-properties fo:line-height="150%"/>
      <style:text-properties style:text-underline-style="none" fo:font-weight="normal" officeooo:rsid="0010951b" officeooo:paragraph-rsid="0010951b" style:font-weight-asian="normal" style:font-weight-complex="normal"/>
    </style:style>
    <style:style style:name="P21" style:family="paragraph" style:parent-style-name="Standard">
      <style:paragraph-properties fo:line-height="150%"/>
      <style:text-properties style:text-underline-style="none" fo:font-weight="normal" officeooo:rsid="0013ee17" officeooo:paragraph-rsid="0012e64d" style:font-weight-asian="normal" style:font-weight-complex="normal"/>
    </style:style>
    <style:style style:name="P22" style:family="paragraph" style:parent-style-name="Standard">
      <style:paragraph-properties fo:line-height="150%"/>
      <style:text-properties style:text-underline-style="none" fo:font-weight="normal" officeooo:rsid="001fabdc" officeooo:paragraph-rsid="001fabdc" style:font-weight-asian="normal" style:font-weight-complex="normal"/>
    </style:style>
    <style:style style:name="P23" style:family="paragraph" style:parent-style-name="Standard">
      <style:paragraph-properties fo:line-height="150%"/>
      <style:text-properties style:text-underline-style="none" fo:font-weight="normal" officeooo:rsid="002017b2" officeooo:paragraph-rsid="002017b2" style:font-weight-asian="normal" style:font-weight-complex="normal"/>
    </style:style>
    <style:style style:name="P24" style:family="paragraph" style:parent-style-name="Standard">
      <style:paragraph-properties fo:margin-left="0cm" fo:margin-right="0cm" fo:margin-top="0.106cm" fo:margin-bottom="0.106cm" style:contextual-spacing="false" fo:text-indent="0cm" style:auto-text-indent="false"/>
    </style:style>
    <style:style style:name="T1" style:family="text">
      <style:text-properties officeooo:rsid="000bd00a"/>
    </style:style>
    <style:style style:name="T2" style:family="text">
      <style:text-properties fo:font-weight="bold" style:font-weight-asian="bold" style:font-weight-complex="bold"/>
    </style:style>
    <style:style style:name="T3" style:family="text">
      <style:text-properties fo:font-weight="bold" officeooo:rsid="000d81df" style:font-weight-asian="bold" style:font-weight-complex="bold"/>
    </style:style>
    <style:style style:name="T4" style:family="text">
      <style:text-properties fo:font-weight="bold" officeooo:rsid="000bd00a"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124fdb"/>
    </style:style>
    <style:style style:name="T8" style:family="text">
      <style:text-properties style:text-underline-style="none" officeooo:rsid="0012a1fd"/>
    </style:style>
    <style:style style:name="T9" style:family="text">
      <style:text-properties style:text-underline-style="none" officeooo:rsid="0013ee17"/>
    </style:style>
    <style:style style:name="T10" style:family="text">
      <style:text-properties officeooo:rsid="0013ee17"/>
    </style:style>
    <style:style style:name="T11" style:family="text">
      <style:text-properties fo:color="#8d1d75" loext:opacity="100%" fo:font-weight="bold" style:font-weight-asian="bold" style:font-weight-complex="bold"/>
    </style:style>
    <style:style style:name="T12" style:family="text">
      <style:text-properties fo:color="#8d1d75" loext:opacity="100%" fo:font-weight="bold" officeooo:rsid="0019d175" style:font-weight-asian="bold" style:font-weight-complex="bold"/>
    </style:style>
    <style:style style:name="T13" style:family="text">
      <style:text-properties fo:color="#7d8590" loext:opacity="100%"/>
    </style:style>
    <style:style style:name="T14" style:family="text">
      <style:text-properties officeooo:rsid="00212e0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text:p>
      <text:p text:style-name="P8">It is a free and open source <text:span text:style-name="T3">V</text:span><text:span text:style-name="T2">ersion </text:span><text:span text:style-name="T3">C</text:span><text:span text:style-name="T2">ontrol </text:span><text:span text:style-name="T3">S</text:span><text:span text:style-name="T2">ystem.</text:span></text:p>
      <text:list text:style-name="L1">
        <text:list-item>
          <text:p text:style-name="P16"><text:span text:style-name="T3">V</text:span><text:span text:style-name="T4">ersion </text:span><text:span text:style-name="T3">C</text:span><text:span text:style-name="T4">ontrol </text:span><text:span text:style-name="T3">S</text:span><text:span text:style-name="T4">ystem.</text:span></text:p>
          <text:p text:style-name="P18">The management of changes to documents, computer programs, large websites and other collections of information.</text:p>
        </text:list-item>
      </text:list>
      <text:p text:style-name="P19"/>
      <text:p text:style-name="P3"><text:span text:style-name="T1">C</text:span>ollaboration:<text:span text:style-name="T6"> Git allows multiple people to collaborate on a project without overwriting each others’ work. Each contributor can on their own branch and then merge their changes when ready.</text:span></text:p>
      <text:p text:style-name="P20"/>
      <text:p text:style-name="P3"><text:span text:style-name="T5">Branching:</text:span><text:span text:style-name="T6"> Git allows you to create branches, which are essentially isolated environments where you can work on specific features or fixes without affecting the main codebase. This makes it easier to manage complex projects.</text:span></text:p>
      <text:p text:style-name="P20"/>
      <text:p text:style-name="P3"><text:span text:style-name="T5">Code Review:</text:span><text:span text:style-name="T6"> Git makes it easy to review code changes, suggest improvements and ensure the quality of the code before it’s merged into the main project.</text:span></text:p>
      <text:p text:style-name="P20"/>
      <text:p text:style-name="P4">How does Git works?</text:p>
      <text:p text:style-name="P6"><text:span text:style-name="T5">Git works by creating snapshots of your codebase, rather than tracking changes. It maintains a complete copy of the repository, </text:span><text:span text:style-name="T7">and when you make a change, Git stores a <text:s/>snapshot of the entire project. It uses a commit-based system where each commit is linked to a UNIQUE IDENTIFIER </text:span><text:span text:style-name="T8">(Version/hash), and it tracks the changes between commits</text:span><text:span text:style-name="T7">.</text:span></text:p>
      <text:p text:style-name="P7"><text:span text:style-name="T7">D</text:span><text:span text:style-name="T5">evelopers can create branches for different features, and once a feature is complete, it can be merged into the main branch. </text:span><text:span text:style-name="T9">This helps maintain a clean and organized codebase.</text:span></text:p>
      <text:p text:style-name="P21"/>
      <text:p text:style-name="P5"><text:span text:style-name="T10">W</text:span>hat is GitHub?</text:p>
      <text:p text:style-name="P9">GitHub is a web-based platform that provides hosting for Git repositories.</text:p>
      <text:p text:style-name="P10">It offers tools for collaboration, code review, project management and continuous integration.</text:p>
      <text:p text:style-name="P10">GitHub is <text:s/>widely used in the software development industry for open-source and private projects. It provides a graphical user interface (GUI) on top of Git, make it easier for individuals and teams to work with Git repositories.</text:p>
      <text:p text:style-name="P2"/>
      <text:p text:style-name="P2"><text:span text:style-name="T1">G</text:span>it Commands</text:p>
      <text:p text:style-name="P11"><text:span text:style-name="T11">repo <text:s/></text:span><text:s text:c="2"/>-&gt; repository</text:p>
      <text:p text:style-name="P11"><text:span text:style-name="T11">clone </text:span><text:s/>-&gt;bring a repo down from the internet (remote repository like Github) to your local machine.</text:p>
      <text:p text:style-name="P11"><text:span text:style-name="T11">add</text:span> <text:s text:c="3"/>-&gt; track your files and changes with Git. Eg: git add</text:p>
      <text:p text:style-name="P11"><text:soft-page-break/><text:span text:style-name="T11">commit </text:span><text:s/>-&gt; save your changes into Git. Eg: git commit.</text:p>
      <text:p text:style-name="P11"><text:span text:style-name="T11">push</text:span> <text:s/>-&gt; push your changes to your remote repo on Github.</text:p>
      <text:p text:style-name="P11"><text:span text:style-name="T12">p</text:span><text:span text:style-name="T11">ull </text:span><text:s/>--&gt; pull changes down from the remote repo to your local machine.</text:p>
      <text:p text:style-name="P11"><text:span text:style-name="T12">s</text:span><text:span text:style-name="T11">tatus</text:span> --&gt;check to see which files are being tracked or need to be commited.</text:p>
      <text:p text:style-name="P11"><text:span text:style-name="T12">i</text:span><text:span text:style-name="T11">nit </text:span><text:s/>-&gt; use this command inside of your project to turn it into a Git repository and start using Git with that codebase.</text:p>
      <text:p text:style-name="P11"/>
      <text:p text:style-name="P12"><text:a xlink:type="simple" xlink:href="mailto:himalayam@git11" text:style-name="Internet_20_link" text:visited-style-name="Visited_20_Internet_20_Link">himalayam@git11</text:a></text:p>
      <text:p text:style-name="P12">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</text:p>
      <text:p text:style-name="P13"/>
      <text:p text:style-name="P13">Personal Access Token</text:p>
      <text:p text:style-name="P13"/>
      <text:p text:style-name="P14">Run the following commands to configure Git username and email .</text:p>
      <text:p text:style-name="P14"/>
      <text:p text:style-name="P15">git config –global user.name “HimaSBiju”</text:p>
      <text:p text:style-name="P15">git config –global user.email “<text:a xlink:type="simple" xlink:href="mailto:himasbiju@gmail.com" text:style-name="Internet_20_link" text:visited-style-name="Visited_20_Internet_20_Link">himasbiju@gmail.com</text:a>”</text:p>
      <text:p text:style-name="P15"/>
      <text:p text:style-name="P17">README.md (markdown)</text:p>
      <text:p text:style-name="P23">Readme.md is used to generate the HTML summary that you can see at the bottom of projects.</text:p>
      <text:p text:style-name="P23">GitHub has their own flavour of markdown.</text:p>
      <text:p text:style-name="P23">If you ReadMe and ReadMe.md, the file named README.md is prefered, and it will be used to generate gitHb’s html summary.</text:p>
      <text:p text:style-name="P23"/>
      <text:p text:style-name="P23">.gitignore <text:span text:style-name="T14">file</text:span></text:p>
      <text:p text:style-name="P24"/>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1:23:49.220000000</meta:creation-date>
    <dc:date>2023-10-27T14:20:30.351000000</dc:date>
    <meta:editing-duration>PT1H37M38S</meta:editing-duration>
    <meta:editing-cycles>25</meta:editing-cycles>
    <meta:generator>LibreOffice/7.6.0.3$Windows_X86_64 LibreOffice_project/69edd8b8ebc41d00b4de3915dc82f8f0fc3b6265</meta:generator>
    <meta:document-statistic meta:table-count="0" meta:image-count="0" meta:object-count="0" meta:page-count="2" meta:paragraph-count="35" meta:word-count="453" meta:character-count="2795" meta:non-whitespace-character-count="2366"/>
  </office:meta>
</office:document-meta>
</file>